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.5625in"/>
    </style:style>
    <style:style style:name="Table6.D" style:family="table-column">
      <style:table-column-properties style:column-width="3.1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1562fa" officeooo:paragraph-rsid="001562fa" style:font-size-asian="10pt" style:font-size-complex="10pt"/>
    </style:style>
    <style:style style:name="P3" style:family="paragraph" style:parent-style-name="Table_20_Contents">
      <style:text-properties style:font-name="FreeSerif" fo:font-size="10pt" officeooo:rsid="001c615f" officeooo:paragraph-rsid="001c615f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officeooo:rsid="001dcef8" officeooo:paragraph-rsid="001dcef8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officeooo:rsid="0022b09b" officeooo:paragraph-rsid="0022b09b" style:font-size-asian="10pt" style:font-size-complex="10pt"/>
    </style:style>
    <style:style style:name="P6" style:family="paragraph" style:parent-style-name="Table_20_Contents">
      <style:text-properties style:font-name="FreeSerif" fo:font-size="10pt" officeooo:rsid="0022b09b" officeooo:paragraph-rsid="0022b09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FreeSerif" fo:font-size="10pt" officeooo:rsid="00266545" officeooo:paragraph-rsid="00266545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2471a3" officeooo:paragraph-rsid="002471a3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27e9f2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Cormorant Garamond" fo:font-size="18pt" fo:font-weight="bold" officeooo:rsid="0022b09b" officeooo:paragraph-rsid="0022b09b" style:font-size-asian="15.75pt" style:font-weight-asian="bold" style:font-size-complex="18pt" style:font-weight-complex="bold"/>
    </style:style>
    <style:style style:name="P15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text-position="0% 100%" style:font-name="FreeSerif" fo:font-size="11pt" style:text-underline-style="none" fo:font-weight="normal" officeooo:rsid="0020e102" officeooo:paragraph-rsid="0020e10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text-position="0% 100%" style:font-name="FreeSerif" fo:font-size="11pt" style:text-underline-style="none" fo:font-weight="normal" officeooo:rsid="0022b09b" officeooo:paragraph-rsid="0022b09b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style:text-position="0% 100%" style:font-name="FreeSerif" fo:font-size="11pt" fo:font-style="normal" style:text-underline-style="none" fo:font-weight="normal" officeooo:rsid="00141dbd" officeooo:paragraph-rsid="00141dbd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text-position="0% 100%" style:font-name="FreeSerif" fo:font-size="11pt" fo:font-style="normal" style:text-underline-style="none" fo:font-weight="normal" officeooo:rsid="00212036" officeooo:paragraph-rsid="00212036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22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41dbd" officeooo:paragraph-rsid="00141dbd" style:font-size-asian="13pt" style:font-weight-asian="bold" style:font-size-complex="13pt" style:font-weight-complex="bold"/>
    </style:style>
    <style:style style:name="P23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562f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text-position="0% 100%" style:font-name="FreeSerif" fo:font-size="12pt" fo:font-style="normal" style:text-underline-style="none" fo:font-weight="bold" officeooo:rsid="001562fa" officeooo:paragraph-rsid="001562fa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e537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e5375" style:font-size-asian="10pt" style:font-weight-asian="normal" style:font-size-complex="10pt" style:font-weight-complex="normal"/>
    </style:style>
    <style:style style:name="P28" style:family="paragraph" style:parent-style-name="Table_20_Heading">
      <style:text-properties style:font-name="FreeSerif" fo:font-size="11pt" fo:font-weight="bold" officeooo:rsid="001c615f" officeooo:paragraph-rsid="001c615f" style:font-size-asian="9.60000038146973pt" style:font-weight-asian="bold" style:font-size-complex="11pt" style:font-weight-complex="bold"/>
    </style:style>
    <style:style style:name="P29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30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31" style:family="paragraph" style:parent-style-name="Text_20_body">
      <style:text-properties fo:font-weight="normal" officeooo:rsid="001dcef8" officeooo:paragraph-rsid="001dcef8" style:font-weight-asian="normal" style:font-weight-complex="normal"/>
    </style:style>
    <style:style style:name="P32" style:family="paragraph" style:parent-style-name="Frame_20_contents">
      <style:paragraph-properties fo:text-align="center" style:justify-single-word="false"/>
      <style:text-properties style:font-name="FreeSerif" fo:font-size="13pt" officeooo:rsid="0022b09b" officeooo:paragraph-rsid="0022b09b" style:font-size-asian="13pt" style:font-size-complex="13pt"/>
    </style:style>
    <style:style style:name="P33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1">
      <style:text-properties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0% 100%" fo:font-style="italic" officeooo:rsid="00212036" style:font-style-asian="italic" style:font-style-complex="italic"/>
    </style:style>
    <style:style style:name="T2" style:family="text">
      <style:text-properties style:text-position="0% 100%" fo:font-style="italic" officeooo:rsid="0022b09b" style:font-style-asian="italic" style:font-style-complex="italic"/>
    </style:style>
    <style:style style:name="T3" style:family="text">
      <style:text-properties style:text-position="0% 100%" officeooo:rsid="0022b09b"/>
    </style:style>
    <style:style style:name="T4" style:family="text">
      <style:text-properties officeooo:rsid="001562fa"/>
    </style:style>
    <style:style style:name="T5" style:family="text">
      <style:text-properties officeooo:rsid="00195fe4"/>
    </style:style>
    <style:style style:name="T6" style:family="text">
      <style:text-properties officeooo:rsid="00212036"/>
    </style:style>
    <style:style style:name="T7" style:family="text">
      <style:text-properties officeooo:rsid="0022b09b"/>
    </style:style>
    <style:style style:name="T8" style:family="text">
      <style:text-properties officeooo:rsid="0027e9f2"/>
    </style:style>
    <style:style style:name="T9" style:family="text">
      <style:text-properties officeooo:rsid="00297393"/>
    </style:style>
    <style:style style:name="T10" style:family="text">
      <style:text-properties officeooo:rsid="002a73f8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Frame1" text:anchor-type="paragraph" svg:width="3.1957in" draw:z-index="0"><draw:text-box fo:min-height="5.9366in"><text:p text:style-name="P32"><text:span text:style-name="T8">Imamura</text:span> Kotori</text:p><text:p text:style-name="P13">イマムラ・コトリ</text:p><text:p text:style-name="P12"/><text:p text:style-name="P26">Nicknames:</text:p><text:p text:style-name="P27"><text:span text:style-name="T7">Black Swan</text:span> (callsign)</text:p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8">Gender</text:p></table:table-cell><table:table-cell table:style-name="Table5.B1" office:value-type="string"><text:p text:style-name="P1">Female</text:p></table:table-cell></table:table-row><table:table-row><table:table-cell table:style-name="Table5.A2" office:value-type="string"><text:p text:style-name="P8">Age</text:p></table:table-cell><table:table-cell table:style-name="Table5.B2" office:value-type="string"><text:p text:style-name="P1">1<text:span text:style-name="T6">7</text:span>, Year <text:span text:style-name="T6">3</text:span></text:p></table:table-cell></table:table-row><table:table-row><table:table-cell table:style-name="Table5.A2" office:value-type="string"><text:p text:style-name="P10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8">Height</text:p></table:table-cell><table:table-cell table:style-name="Table2.B1" office:value-type="string"><text:p text:style-name="P1"><text:span text:style-name="T7">147</text:span> cm <text:span text:style-name="T5">(4’9.9”)</text:span></text:p></table:table-cell></table:table-row><table:table-row><table:table-cell table:style-name="Table2.A2" office:value-type="string"><text:p text:style-name="P8">Weight</text:p></table:table-cell><table:table-cell table:style-name="Table2.B2" office:value-type="string"><text:p text:style-name="P1"><text:span text:style-name="T7">45</text:span> kg <text:span text:style-name="T5">(99.2 lb)</text:span></text:p></table:table-cell></table:table-row><table:table-row><table:table-cell table:style-name="Table2.A2" office:value-type="string"><text:p text:style-name="P8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8">Hair</text:p></table:table-cell><table:table-cell table:style-name="Table3.B1" office:value-type="string"><text:p text:style-name="P5">Brown</text:p></table:table-cell></table:table-row><table:table-row><table:table-cell table:style-name="Table3.A2" office:value-type="string"><text:p text:style-name="P8">Eye Color</text:p></table:table-cell><table:table-cell table:style-name="Table3.B2" office:value-type="string"><text:p text:style-name="P7">Green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8">Weapon</text:p></table:table-cell><table:table-cell table:style-name="Table4.B1" office:value-type="string"><text:p text:style-name="P1">«<text:span text:style-name="T7">Paragon of Thorns</text:span>» <text:span text:style-name="T4">(wooden quarterstaff)</text:span></text:p></table:table-cell></table:table-row><table:table-row><table:table-cell table:style-name="Table4.A2" office:value-type="string"><text:p text:style-name="P8">Keystone</text:p></table:table-cell><table:table-cell table:style-name="Table4.B2" office:value-type="string"><text:p text:style-name="P4">???</text:p></table:table-cell></table:table-row><table:table-row><table:table-cell table:style-name="Table4.A2" office:value-type="string"><text:p text:style-name="P8">Specialty/Style</text:p></table:table-cell><table:table-cell table:style-name="Table4.B2" office:value-type="string"><text:p text:style-name="P5">near-range crowd control</text:p></table:table-cell></table:table-row><table:table-row><table:table-cell table:style-name="Table4.A2" office:value-type="string"><text:p text:style-name="P9">Element</text:p></table:table-cell><table:table-cell table:style-name="Table4.B2" office:value-type="string"><text:p text:style-name="P2"><text:span text:style-name="T10">{Earth}</text:span></text:p></table:table-cell></table:table-row><table:table-row><table:table-cell table:style-name="Table4.A2" office:value-type="string"><text:p text:style-name="P8">Signature</text:p></table:table-cell><table:table-cell table:style-name="Table4.B2" office:value-type="string"><text:p text:style-name="P1">[[<text:span text:style-name="T7">Your Fault</text:span>]], <text:span text:style-name="T7">AOE dmg./CC</text:span></text:p></table:table-cell></table:table-row><table:table-row><table:table-cell table:style-name="Table4.A2" office:value-type="string"><text:p text:style-name="P8">Rank</text:p></table:table-cell><table:table-cell table:style-name="Table4.B2" office:value-type="string"><text:p text:style-name="P4">B</text:p></table:table-cell></table:table-row></table:table><text:p text:style-name="Text_20_body"/><text:p text:style-name="Text_20_body">Affiliations:</text:p><text:p text:style-name="P30">JSDF: Team MAGI (member)</text:p><text:p text:style-name="P30"/><text:p text:style-name="P29">Relationships:</text:p><text:p text:style-name="P31"/></draw:text-box></draw:frame><text:span text:style-name="T8">Imamura</text:span> Kotori</text:p>
      <text:p text:style-name="P11"/>
      <text:p text:style-name="P18">Kotori is a really sweet girl. She’s outgoing, caring, and athletic (being a member of her school’s volleyball team). She’s competent at just about anything without trying; her problem is that, as soon as she needs to do something (putting in conscious effort), she suddenly and utterly (often spectacularly) fails. This gives her a very carefree mindset, preferring to attack any and all problems head-on without any planning.</text:p>
      <text:p text:style-name="P15"/>
      <text:p text:style-name="P21">Appearance:</text:p>
      <text:p text:style-name="P17">???</text:p>
      <text:p text:style-name="P17"/>
      <text:p text:style-name="P16"><text:span text:style-name="T9">Gown</text:span>: ???</text:p>
      <text:p text:style-name="P15"/>
      <text:p text:style-name="P22">Abilities:</text:p>
      <text:p text:style-name="P19"/>
      <text:p text:style-name="P20">In battle, she prefers to utilize her natural bulk and strength to her advantage, tanking hits and responding with devastating blows from her huge two-handed sword. Since speed and mobility are not her primary concern, her battle dress features heavy metallic armor to aid in her defensive abilities. Her signature, [[Barrier]], allows her to boost even further, erecting a sphere of influence around herself that dissipates a high fraction of magical attacks. She struggles against foes with high mobility or hit-and-run tactics since she’s generally unable to punish their attacks, though even they need to be wary about taking a stray hit from her.</text:p>
      <text:p text:style-name="P25"/>
      <text:p text:style-name="P25"/>
      <text:p text:style-name="P25"/>
      <text:p text:style-name="P25"/>
      <text:p text:style-name="P25"/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8">Spell Name</text:p>
            </table:table-cell>
            <table:table-cell table:style-name="Table6.A1" office:value-type="string">
              <text:p text:style-name="P28">Element</text:p>
            </table:table-cell>
            <table:table-cell table:style-name="Table6.A1" office:value-type="string">
              <text:p text:style-name="P28">Mana Consumption</text:p>
            </table:table-cell>
            <table:table-cell table:style-name="Table6.D1" office:value-type="string">
              <text:p text:style-name="P28">Effect</text:p>
            </table:table-cell>
          </table:table-row>
        </table:table-header-rows>
        <table:table-row>
          <table:table-cell table:style-name="Table6.A2" office:value-type="string">
            <text:p text:style-name="P3">[[<text:span text:style-name="T7">Your Fault</text:span>]]</text:p>
          </table:table-cell>
          <table:table-cell table:style-name="Table6.A2" office:value-type="string">
            <text:p text:style-name="P3">[<text:span text:style-name="T7">Earth</text:span>]</text:p>
          </table:table-cell>
          <table:table-cell table:style-name="Table6.A2" office:value-type="string">
            <text:p text:style-name="P6">High</text:p>
          </table:table-cell>
          <table:table-cell table:style-name="Table6.D2" office:value-type="string">
            <text:p text:style-name="P6">Slamming her staff into the ground, release the power of an earthquake in a small circle around her, knocking off-balance everyone (but herself) in range; in addition, in a cone-shaped area in front of her, powerful earthen spires rise from the ground, knocking foes into the air.</text:p>
          </table:table-cell>
        </table:table-row>
      </table:table>
      <text:p text:style-name="P24"/>
      <text:p text:style-name="P23">Trivia:</text:p>
      <text:list xml:id="list2081240624" text:style-name="L1">
        <text:list-item>
          <text:p text:style-name="P33">Origin of spell names:</text:p>
          <text:list>
            <text:list-item>
              <text:p text:style-name="P34"><text:span text:style-name="T2">Your Fault</text:span><text:span text:style-name="T1"> </text:span><text:span text:style-name="T3">is a pun on fault lines in geology and seismology, being the source for earthquak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22T22:30:15.084924892</dc:date>
    <dc:creator>Lily Ellington</dc:creator>
    <meta:editing-duration>PT1H6M10S</meta:editing-duration>
    <meta:editing-cycles>17</meta:editing-cycles>
    <meta:generator>LibreOffice/6.0.7.3$Linux_X86_64 LibreOffice_project/00m0$Build-3</meta:generator>
    <meta:document-statistic meta:table-count="5" meta:image-count="0" meta:object-count="0" meta:page-count="1" meta:paragraph-count="53" meta:word-count="325" meta:character-count="1960" meta:non-whitespace-character-count="1697"/>
  </office:meta>
</office:document-meta>
</file>